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3" style:family="graphic" style:parent-style-name="standard">
      <style:graphic-properties svg:stroke-width="0.051cm" svg:stroke-color="#dddddd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dddddd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/>
    </style:style>
    <style:style style:name="T1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6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4.381cm" svg:y="9.825cm">
          <text:p text:style-name="P1">Nex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9.309cm" svg:y="7.946cm">
          <draw:text-box>
            <text:p>NULL</text:p>
          </draw:text-box>
        </draw:frame>
        <draw:custom-shape draw:style-name="gr1" draw:text-style-name="P1" draw:layer="layout" svg:width="1.684cm" svg:height="1.684cm" svg:x="0.981cm" svg:y="9.825cm">
          <text:p text:style-name="P1">Prev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84cm" svg:height="1.684cm" svg:x="9.081cm" svg:y="9.825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84cm" svg:height="1.684cm" svg:x="10.781cm" svg:y="9.825cm"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84cm" svg:height="1.684cm" svg:x="7.381cm" svg:y="9.825cm">
          <text:p text:style-name="P2"><text:span text:style-name="T1">Pre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5.3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7.0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3.681cm" svg:y="9.825cm">
          <text:p text:style-name="P1">Prev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-1.602cm" svg:y="7.725cm">
          <draw:text-box>
            <text:p>NULL</text:p>
          </draw:text-box>
        </draw:frame>
        <draw:path draw:style-name="gr4" draw:text-style-name="P1" draw:layer="layout" svg:width="1.544cm" svg:height="1.968cm" svg:x="0.334cm" svg:y="8.303cm" svg:viewBox="0 0 1545 1969" svg:d="M1545 1969c-135-2034-1545-1969-1545-1969">
          <text:p/>
        </draw:path>
        <draw:path draw:style-name="gr4" draw:text-style-name="P1" draw:layer="layout" svg:width="1.483cm" svg:height="1.972cm" svg:x="17.94cm" svg:y="8.33cm" svg:viewBox="0 0 1484 1973" svg:d="M0 1973c333-2146 1484-1969 1484-1969">
          <text:p/>
        </draw:path>
        <draw:path draw:style-name="gr5" draw:text-style-name="P1" draw:layer="layout" svg:width="7.333cm" svg:height="1.935cm" svg:x="1cm" svg:y="11.242cm" svg:viewBox="0 0 7334 1936" svg:d="M7334 0c-2658 4187-7334 277-7334 277">
          <text:p/>
        </draw:path>
        <draw:path draw:style-name="gr5" draw:text-style-name="P1" draw:layer="layout" svg:width="2.181cm" svg:height="1.253cm" svg:x="5.273cm" svg:y="11.181cm" svg:viewBox="0 0 2182 1254" svg:d="M0 0c1568 2615 2182 327 2182 327">
          <text:p/>
        </draw:path>
        <draw:custom-shape draw:style-name="gr6" draw:text-style-name="P1" draw:layer="layout" svg:width="1.684cm" svg:height="1.684cm" svg:x="11.881cm" svg:y="5.1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1.684cm" svg:x="13.581cm" svg:y="5.1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1.684cm" svg:x="10.181cm" svg:y="5.125cm">
          <text:p text:style-name="P1">Prev</text:p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4.019cm" svg:height="5.187cm" svg:x="7.139cm" svg:y="4.609cm" svg:viewBox="0 0 4020 5188" svg:d="M4020 849c-5411-3360-3794 4339-3794 4339">
          <text:p/>
        </draw:path>
        <draw:path draw:style-name="gr5" draw:text-style-name="P1" draw:layer="layout" svg:width="2.297cm" svg:height="4.897cm" svg:x="9.354cm" svg:y="5.189cm" svg:viewBox="0 0 2298 4898" svg:d="M2298 4898c-4087-3420-1478-4898-1478-4898">
          <text:p/>
        </draw:path>
        <draw:path draw:style-name="gr4" draw:text-style-name="P1" draw:layer="layout" svg:width="2.712cm" svg:height="5.02cm" svg:x="13.71cm" svg:y="4.776cm" svg:viewBox="0 0 2713 5021" svg:d="M754 528c4811-2464-754 4493-754 4493">
          <text:p/>
        </draw:path>
        <draw:path draw:style-name="gr4" draw:text-style-name="P1" draw:layer="layout" svg:width="4.443cm" svg:height="3.072cm" svg:x="10.107cm" svg:y="6.927cm" svg:viewBox="0 0 4444 3073" svg:d="M4444 3073c-5334-725-4377-3073-4377-3073">
          <text:p/>
        </draw:path>
        <draw:path draw:style-name="gr4" draw:text-style-name="P1" draw:layer="layout" svg:width="4.862cm" svg:height="4.901cm" svg:x="5.255cm" svg:y="5.177cm" svg:viewBox="0 0 4863 4902" svg:d="M0 4902c314-3608 4863-4902 4863-4902">
          <text:p/>
        </draw:path>
        <draw:path draw:style-name="gr4" draw:text-style-name="P1" draw:layer="layout" svg:width="10.019cm" svg:height="5.368cm" svg:x="1cm" svg:y="4.474cm" svg:viewBox="0 0 10020 5369" svg:d="M10020 899c-8118-3530-10020 4470-10020 447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34:44</dc:date>
    <dc:creator>Johan Holmgren</dc:creator>
    <meta:editing-duration>PT24M56S</meta:editing-duration>
    <meta:editing-cycles>7</meta:editing-cycles>
    <meta:document-statistic meta:object-count="24"/>
  </office:meta>
</office:document-meta>
</file>